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ength of repeated is 2</text:p>
      <text:p text:style-name="Standard">length of dataset without K breaking rows is 8</text:p>
      <text:p text:style-name="Standard">length of PDSE is 10</text:p>
      <text:p text:style-name="Standard">SUM of cleanedMainSet + repeated is 1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6T07:33:47.354456317</meta:creation-date>
    <dc:date>2021-06-16T07:34:54.103117259</dc:date>
    <meta:editing-duration>PT1M10S</meta:editing-duration>
    <meta:editing-cycles>1</meta:editing-cycles>
    <meta:document-statistic meta:table-count="0" meta:image-count="0" meta:object-count="0" meta:page-count="1" meta:paragraph-count="4" meta:word-count="26" meta:character-count="127" meta:non-whitespace-character-count="105"/>
    <meta:generator>LibreOffice/7.0.5.2$Linux_AARCH64 LibreOffice_project/00$Build-2</meta:generator>
  </office:meta>
</office:document-meta>
</file>